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entury Gothic1" svg:font-family="'Century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oa1" style:family="table">
      <style:table-properties style:width="15.921cm" fo:margin-left="-0.191cm" fo:margin-top="0cm" fo:margin-bottom="0cm" table:align="left" style:writing-mode="lr-tb"/>
    </style:style>
    <style:style style:name="Táboa1.A" style:family="table-column">
      <style:table-column-properties style:column-width="7.96cm"/>
    </style:style>
    <style:style style:name="Táboa1.1" style:family="table-row">
      <style:table-row-properties fo:keep-together="auto"/>
    </style:style>
    <style:style style:name="Táboa1.A1" style:family="table-cell">
      <style:table-cell-properties fo:background-color="#ffffff" fo:padding-left="0.191cm" fo:padding-right="0.191cm" fo:padding-top="0cm" fo:padding-bottom="0cm" fo:border-left="none" fo:border-right="none" fo:border-top="none" fo:border-bottom="1.5pt solid #9cc2e5">
        <style:background-image/>
      </style:table-cell-properties>
    </style:style>
    <style:style style:name="Táboa1.A2" style:family="table-cell">
      <style:table-cell-properties fo:background-color="#deeaf6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áboa1.B2" style:family="table-cell">
      <style:table-cell-properties fo:background-color="#deeaf6" fo:padding-left="0.138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áboa1.A3" style:family="table-cell">
      <style:table-cell-properties fo:background-color="#deeaf6" fo:padding-left="0.191cm" fo:padding-right="0.191cm" fo:padding-top="0cm" fo:padding-bottom="0cm" fo:border-left="none" fo:border-right="0.25pt solid #9cc2e5" fo:border-top="none" fo:border-bottom="0.25pt solid #9cc2e5">
        <style:background-image/>
      </style:table-cell-properties>
    </style:style>
    <style:style style:name="Táboa1.B3" style:family="table-cell">
      <style:table-cell-properties fo:background-color="#deeaf6" fo:padding-left="0.138cm" fo:padding-right="0.191cm" fo:padding-top="0cm" fo:padding-bottom="0cm" fo:border-left="0.25pt solid #9cc2e5" fo:border-right="none" fo:border-top="none" fo:border-bottom="0.25pt solid #9cc2e5">
        <style:background-image/>
      </style:table-cell-properties>
    </style:style>
    <style:style style:name="Táboa1.A4" style:family="table-cell">
      <style:table-cell-properties fo:background-color="#ffffff" fo:padding-left="0.191cm" fo:padding-right="0.191cm" fo:padding-top="0cm" fo:padding-bottom="0cm" fo:border-left="none" fo:border-right="0.25pt solid #9cc2e5" fo:border-top="0.25pt solid #9cc2e5" fo:border-bottom="0.25pt solid #9cc2e5">
        <style:background-image/>
      </style:table-cell-properties>
    </style:style>
    <style:style style:name="Táboa1.B4" style:family="table-cell">
      <style:table-cell-properties fo:background-color="#ffffff" fo:padding-left="0.138cm" fo:padding-right="0.191cm" fo:padding-top="0cm" fo:padding-bottom="0cm" fo:border-left="0.25pt solid #9cc2e5" fo:border-right="none" fo:border-top="0.25pt solid #9cc2e5" fo:border-bottom="0.25pt solid #9cc2e5">
        <style:background-image/>
      </style:table-cell-properties>
    </style:style>
    <style:style style:name="Táboa1.9" style:family="table-row">
      <style:table-row-properties style:min-row-height="0.504cm" fo:keep-together="auto"/>
    </style:style>
    <style:style style:name="P1" style:family="paragraph" style:parent-style-name="Standard">
      <style:text-properties officeooo:paragraph-rsid="000cf4a5"/>
    </style:style>
    <style:style style:name="P2" style:family="paragraph" style:parent-style-name="Standard">
      <style:text-properties officeooo:rsid="000cf4a5" officeooo:paragraph-rsid="000cf4a5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cf4a5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07487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0cf4a5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ff7d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weight="bold" officeooo:paragraph-rsid="000cf4a5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Century Gothic" fo:font-size="10pt" fo:font-weight="bold" officeooo:rsid="000e2b1a" officeooo:paragraph-rsid="000e2b1a" style:font-name-asian="Century Gothic1" style:font-size-asian="10pt" style:font-weight-asian="bold" style:font-name-complex="Century Gothic1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Century Gothic" fo:font-size="10pt" fo:font-weight="bold" officeooo:paragraph-rsid="000e2b1a" style:font-name-asian="Century Gothic1" style:font-size-asian="10pt" style:font-weight-asian="bold" style:font-name-complex="Century Gothic1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Century Gothic" fo:font-size="10pt" fo:font-weight="bold" officeooo:paragraph-rsid="000cf4a5" style:font-name-asian="Century Gothic1" style:font-size-asian="10pt" style:font-weight-asian="bold" style:font-name-complex="Century Gothic1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Century Gothic" fo:font-size="10pt" officeooo:rsid="000e2b1a" officeooo:paragraph-rsid="000e2b1a" style:font-name-asian="Century Gothic1" style:font-size-asian="10pt" style:font-name-complex="Century Gothic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Century Gothic" fo:font-size="10pt" officeooo:paragraph-rsid="000e2b1a" style:font-name-asian="Century Gothic1" style:font-size-asian="10pt" style:font-name-complex="Century Gothic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Century Gothic" fo:font-size="10pt" officeooo:paragraph-rsid="000cf4a5" style:font-name-asian="Century Gothic1" style:font-size-asian="10pt" style:font-name-complex="Century Gothic1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Century Gothic" fo:font-size="10pt" officeooo:rsid="000ff7db" officeooo:paragraph-rsid="000ff7db" style:font-name-asian="Century Gothic1" style:font-size-asian="10pt" style:font-name-complex="Century Gothic1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Century Gothic" fo:font-size="10pt" officeooo:rsid="00107487" officeooo:paragraph-rsid="00107487" style:font-name-asian="Century Gothic1" style:font-size-asian="10pt" style:font-name-complex="Century Gothic1" style:font-size-complex="10pt"/>
    </style:style>
    <style:style style:name="P16" style:family="paragraph" style:parent-style-name="Standard">
      <style:text-properties officeooo:paragraph-rsid="000cf4a5"/>
    </style:style>
    <style:style style:name="P17" style:family="paragraph" style:parent-style-name="Standard">
      <style:text-properties officeooo:rsid="0011e238" officeooo:paragraph-rsid="0011e238"/>
    </style:style>
    <style:style style:name="P18" style:family="paragraph" style:parent-style-name="Standard">
      <style:text-properties fo:font-weight="bold" officeooo:rsid="0011e238" officeooo:paragraph-rsid="0011e238" style:font-weight-asian="bold" style:font-weight-complex="bold"/>
    </style:style>
    <style:style style:name="P19" style:family="paragraph" style:parent-style-name="Standard">
      <style:text-properties fo:font-weight="bold" officeooo:rsid="0013af24" officeooo:paragraph-rsid="0013af24" style:font-weight-asian="bold" style:font-weight-complex="bold"/>
    </style:style>
    <style:style style:name="P20" style:family="paragraph" style:parent-style-name="Standard">
      <style:text-properties fo:font-weight="bold" officeooo:rsid="0013af24" officeooo:paragraph-rsid="0013c3b7" style:font-weight-asian="bold" style:font-weight-complex="bold"/>
    </style:style>
    <style:style style:name="P21" style:family="paragraph" style:parent-style-name="Standard">
      <style:text-properties fo:font-weight="bold" officeooo:rsid="00152e79" officeooo:paragraph-rsid="00152e79" style:font-weight-asian="bold" style:font-weight-complex="bold"/>
    </style:style>
    <style:style style:name="P22" style:family="paragraph" style:parent-style-name="Standard">
      <style:text-properties fo:font-weight="bold" officeooo:rsid="00169e3b" officeooo:paragraph-rsid="00169e3b" style:font-weight-asian="bold" style:font-weight-complex="bold"/>
    </style:style>
    <style:style style:name="P23" style:family="paragraph" style:parent-style-name="Standard">
      <style:text-properties fo:font-weight="bold" officeooo:rsid="001a5b7e" officeooo:paragraph-rsid="001a5b7e" style:font-weight-asian="bold" style:font-weight-complex="bold"/>
    </style:style>
    <style:style style:name="P24" style:family="paragraph" style:parent-style-name="Standard">
      <style:text-properties fo:font-weight="normal" officeooo:rsid="0013c3b7" officeooo:paragraph-rsid="0013c3b7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169e3b" officeooo:paragraph-rsid="00169e3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69e3b" officeooo:paragraph-rsid="00169e3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83023" officeooo:paragraph-rsid="00183023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a5b7e" officeooo:paragraph-rsid="001a5b7e" style:font-weight-asian="normal" style:font-weight-complex="normal"/>
    </style:style>
    <style:style style:name="P29" style:family="paragraph" style:parent-style-name="Standard">
      <style:text-properties fo:font-style="italic" fo:font-weight="normal" officeooo:rsid="00152e79" officeooo:paragraph-rsid="00152e79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ize="13pt" fo:font-weight="normal" officeooo:rsid="0013af24" officeooo:paragraph-rsid="0013af24" style:font-size-asian="13pt" style:font-weight-asian="normal" style:font-size-complex="13pt" style:font-weight-complex="normal"/>
    </style:style>
    <style:style style:name="P31" style:family="paragraph" style:parent-style-name="Standard">
      <style:text-properties fo:font-size="13pt" officeooo:rsid="0011e238" officeooo:paragraph-rsid="0011e238" style:font-size-asian="13pt" style:font-size-complex="13pt"/>
    </style:style>
    <style:style style:name="T1" style:family="text">
      <style:text-properties style:font-name="Century Gothic" fo:font-size="10pt" fo:font-weight="bold" style:font-name-asian="Century Gothic1" style:font-size-asian="10pt" style:font-weight-asian="bold" style:font-name-complex="Century Gothic1" style:font-size-complex="10pt" style:font-weight-complex="bold"/>
    </style:style>
    <style:style style:name="T2" style:family="text">
      <style:text-properties style:font-name="Century Gothic" fo:font-size="10pt" fo:font-weight="bold" officeooo:rsid="000cf4a5" style:font-name-asian="Century Gothic1" style:font-size-asian="10pt" style:font-weight-asian="bold" style:font-name-complex="Century Gothic1" style:font-size-complex="10pt" style:font-weight-complex="bold"/>
    </style:style>
    <style:style style:name="T3" style:family="text">
      <style:text-properties style:font-name="Century Gothic" fo:font-size="10pt" fo:font-weight="bold" officeooo:rsid="00107487" style:font-name-asian="Century Gothic1" style:font-size-asian="10pt" style:font-weight-asian="bold" style:font-name-complex="Century Gothic1" style:font-size-complex="10pt" style:font-weight-complex="bold"/>
    </style:style>
    <style:style style:name="T4" style:family="text">
      <style:text-properties style:font-name="Century Gothic" fo:font-size="10pt" fo:font-style="italic" fo:font-weight="normal" officeooo:rsid="000ff7db" style:font-name-asian="Century Gothic1" style:font-size-asian="10pt" style:font-style-asian="italic" style:font-weight-asian="normal" style:font-name-complex="Century Gothic1" style:font-size-complex="10pt" style:font-style-complex="italic" style:font-weight-complex="normal"/>
    </style:style>
    <style:style style:name="T5" style:family="text">
      <style:text-properties officeooo:rsid="000cf4a5"/>
    </style:style>
    <style:style style:name="T6" style:family="text">
      <style:text-properties officeooo:rsid="0010748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9e3b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69e3b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13c3b7" style:font-size-asian="10pt" style:font-weight-asian="normal" style:font-size-complex="10pt" style:font-weight-complex="normal"/>
    </style:style>
    <style:style style:name="T14" style:family="text">
      <style:text-properties fo:font-size="12pt" style:font-size-asian="10.5pt" style:font-size-complex="12pt"/>
    </style:style>
    <style:style style:name="T15" style:family="text">
      <style:text-properties fo:font-size="12pt" officeooo:rsid="00199a4c" style:font-size-asian="10.5pt" style:font-size-complex="12pt"/>
    </style:style>
    <style:style style:name="T16" style:family="text">
      <style:text-properties fo:font-size="12pt" officeooo:rsid="001a5b7e" style:font-size-asian="10.5pt" style:font-size-complex="12pt"/>
    </style:style>
    <style:style style:name="T17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a vez creado el documento y habiendo establecido la estructura básica, se podrá escribir dentro del body cualquier texto que se desee. Lo importante es, mediante estas etiquetas que te damos a continuación, darle formato al texto. Para comprobar que las entiendes perfectamente, podrás realizar un ejercicio directamente en la página y comprobar la solución si tienes algún tipo de problema:</text:p>
      <text:p text:style-name="P1"/>
      <text:p text:style-name="P1"/>
      <text:p text:style-name="P1"/>
      <table:table table:name="Táboa1" table:style-name="Táboa1">
        <table:table-column table:style-name="Táboa1.A" table:number-columns-repeated="2"/>
        <table:table-row table:style-name="Táboa1.1">
          <table:table-cell table:style-name="Táboa1.A1" office:value-type="string">
            <text:p text:style-name="P3"><text:span text:style-name="T1"><text:s text:c="67"/></text:span><text:span text:style-name="T2">Etiqueta</text:span></text:p>
          </table:table-cell>
          <table:table-cell table:style-name="Táboa1.A1" office:value-type="string">
            <text:p text:style-name="P7"><text:s/><text:span text:style-name="T5">Efecto de la etiqueta</text:span></text:p>
          </table:table-cell>
        </table:table-row>
        <table:table-row table:style-name="Táboa1.1">
          <table:table-cell table:style-name="Táboa1.A2" office:value-type="string">
            <text:p text:style-name="P8">&lt;br&gt;</text:p>
          </table:table-cell>
          <table:table-cell table:style-name="Táboa1.B2" office:value-type="string">
            <text:p text:style-name="P11">Espacio <text:span text:style-name="T6">entre letras</text:span></text:p>
          </table:table-cell>
        </table:table-row>
        <table:table-row table:style-name="Táboa1.1">
          <table:table-cell table:style-name="Táboa1.A3" office:value-type="string">
            <text:p text:style-name="P9">&lt;strong&gt; &lt;/strong&gt;</text:p>
          </table:table-cell>
          <table:table-cell table:style-name="Táboa1.B3" office:value-type="string">
            <text:p text:style-name="P12">negrita</text:p>
          </table:table-cell>
        </table:table-row>
        <table:table-row table:style-name="Táboa1.1">
          <table:table-cell table:style-name="Táboa1.A4" office:value-type="string">
            <text:p text:style-name="P10">&lt;i&gt; &lt;/i&gt; o &lt;em&gt; &lt;/em&gt;</text:p>
          </table:table-cell>
          <table:table-cell table:style-name="Táboa1.B4" office:value-type="string">
            <text:p text:style-name="P13">cursiva</text:p>
          </table:table-cell>
        </table:table-row>
        <table:table-row table:style-name="Táboa1.1">
          <table:table-cell table:style-name="Táboa1.A2" office:value-type="string">
            <text:p text:style-name="P10">&lt;u&gt; &lt;/u&gt;</text:p>
          </table:table-cell>
          <table:table-cell table:style-name="Táboa1.B2" office:value-type="string">
            <text:p text:style-name="P13">subrayado</text:p>
          </table:table-cell>
        </table:table-row>
        <table:table-row table:style-name="Táboa1.1">
          <table:table-cell table:style-name="Táboa1.A4" office:value-type="string">
            <text:p text:style-name="P10">&lt;mark&gt; &lt;/mark&gt;</text:p>
          </table:table-cell>
          <table:table-cell table:style-name="Táboa1.B4" office:value-type="string">
            <text:p text:style-name="P13">resaltado</text:p>
          </table:table-cell>
        </table:table-row>
        <table:table-row table:style-name="Táboa1.1">
          <table:table-cell table:style-name="Táboa1.A2" office:value-type="string">
            <text:p text:style-name="P10">&lt;s&gt; &lt;/s&gt; o &lt;del&gt; &lt;/del&gt;</text:p>
          </table:table-cell>
          <table:table-cell table:style-name="Táboa1.B2" office:value-type="string">
            <text:p text:style-name="P13">texto tachado</text:p>
          </table:table-cell>
        </table:table-row>
        <table:table-row table:style-name="Táboa1.1">
          <table:table-cell table:style-name="Táboa1.A4" office:value-type="string">
            <text:p text:style-name="P10">&lt;big&gt; &lt;/big&gt;</text:p>
          </table:table-cell>
          <table:table-cell table:style-name="Táboa1.B4" office:value-type="string">
            <text:p text:style-name="P13">letra un poco más grande</text:p>
          </table:table-cell>
        </table:table-row>
        <table:table-row table:style-name="Táboa1.9">
          <table:table-cell table:style-name="Táboa1.A2" office:value-type="string">
            <text:p text:style-name="P10">&lt;small&gt; &lt;/small&gt;</text:p>
          </table:table-cell>
          <table:table-cell table:style-name="Táboa1.B2" office:value-type="string">
            <text:p text:style-name="P13">letra un poco más pequeña</text:p>
          </table:table-cell>
        </table:table-row>
        <table:table-row table:style-name="Táboa1.9">
          <table:table-cell table:style-name="Táboa1.A3" office:value-type="string">
            <text:p text:style-name="P6"><text:span text:style-name="T1">&lt;!__ <text:s text:c="3"/></text:span><text:span text:style-name="T4">comentario</text:span><text:span text:style-name="T1"> <text:s text:c="3"/>__&gt;</text:span></text:p>
          </table:table-cell>
          <table:table-cell table:style-name="Táboa1.B3" office:value-type="string">
            <text:p text:style-name="P14">Comentario para el programador (no se ve a la pagina WEB)</text:p>
          </table:table-cell>
        </table:table-row>
        <table:table-row table:style-name="Táboa1.9">
          <table:table-cell table:style-name="Táboa1.A3" office:value-type="string">
            <text:p text:style-name="P4"><text:span text:style-name="T1">&lt;center&gt; </text:span><text:span text:style-name="T3">&lt;/center&gt;</text:span></text:p>
          </table:table-cell>
          <table:table-cell table:style-name="Táboa1.B3" office:value-type="string">
            <text:p text:style-name="P15">Centra el texto</text:p>
          </table:table-cell>
        </table:table-row>
        <table:table-row table:style-name="Táboa1.9">
          <table:table-cell table:style-name="Táboa1.A3" office:value-type="string">
            <text:p text:style-name="P5"/>
          </table:table-cell>
          <table:table-cell table:style-name="Táboa1.B3" office:value-type="string">
            <text:p text:style-name="P5"/>
          </table:table-cell>
        </table:table-row>
        <table:table-row table:style-name="Táboa1.9">
          <table:table-cell table:style-name="Táboa1.A3" office:value-type="string">
            <text:p text:style-name="P5"/>
          </table:table-cell>
          <table:table-cell table:style-name="Táboa1.B3" office:value-type="string">
            <text:p text:style-name="P5"/>
          </table:table-cell>
        </table:table-row>
        <table:table-row table:style-name="Táboa1.9">
          <table:table-cell table:style-name="Táboa1.A3" office:value-type="string">
            <text:p text:style-name="P5"/>
          </table:table-cell>
          <table:table-cell table:style-name="Táboa1.B3" office:value-type="string">
            <text:p text:style-name="P5"/>
          </table:table-cell>
        </table:table-row>
        <table:table-row table:style-name="Táboa1.9">
          <table:table-cell table:style-name="Táboa1.A3" office:value-type="string">
            <text:p text:style-name="P5"/>
          </table:table-cell>
          <table:table-cell table:style-name="Táboa1.B3" office:value-type="string">
            <text:p text:style-name="P5"/>
          </table:table-cell>
        </table:table-row>
        <table:table-row table:style-name="Táboa1.9">
          <table:table-cell table:style-name="Táboa1.A3" office:value-type="string">
            <text:p text:style-name="P5"/>
          </table:table-cell>
          <table:table-cell table:style-name="Táboa1.B3" office:value-type="string">
            <text:p text:style-name="P5"/>
          </table:table-cell>
        </table:table-row>
      </table:table>
      <text:p text:style-name="P1"/>
      <text:p text:style-name="P1"/>
      <text:p text:style-name="P17"/>
      <text:p text:style-name="P31">Ejemplo de uso de las anteriores etiquetas:</text:p>
      <text:p text:style-name="P17"/>
      <text:p text:style-name="P17"><text:span text:style-name="T7">&lt;body&gt; <text:s text:c="3"/></text:span><text:span text:style-name="T8">&lt;!__ <text:s/></text:span><text:span text:style-name="T10"><text:s/>este texto no se ve en HTML, es para indicar que el codigo de a continuación está dentro del body __&gt;</text:span></text:p>
      <text:p text:style-name="P17"><text:span text:style-name="T7">&lt;strong&gt;</text:span> Esto es un ejemplo de negrita <text:span text:style-name="T7">&lt;strong&gt;</text:span></text:p>
      <text:p text:style-name="P17"><text:span text:style-name="T7">&lt;br&gt;</text:span> (<text:span text:style-name="T11">aquí iría un espacio)</text:span></text:p>
      <text:p text:style-name="P17"><text:span text:style-name="T7">&lt;u&gt;</text:span> Esta letra estaría subrayada. <text:span text:style-name="T7">&lt;/u&gt;</text:span></text:p>
      <text:p text:style-name="P18">&lt;/body&gt; </text:p>
      <text:p text:style-name="P18"/>
      <text:p text:style-name="P18"/>
      <text:p text:style-name="P18"/>
      <text:p text:style-name="P30">Además podrás Cambiar el tipo de letra, tamaño y color, mediante la siguiente etiqueta:</text:p>
      <text:p text:style-name="P30"/>
      <text:p text:style-name="P19">&lt;font face =<text:span text:style-name="T9">"</text:span><text:span text:style-name="T12">TipoDeLetra</text:span>" size="<text:span text:style-name="T12">TamañoDeLetra</text:span>" color="<text:span text:style-name="T12">ColorDeLetra</text:span>"&gt; <text:span text:style-name="T12">TextoAfectado </text:span><text:span text:style-name="T14">&lt;/font&gt;</text:span></text:p>
      <text:p text:style-name="P18"/>
      <text:p text:style-name="P24">Ejemplo: <text:s text:c="2"/></text:p>
      <text:p text:style-name="P20">&lt;font face =<text:span text:style-name="T9">"</text:span><text:span text:style-name="T13">Arial</text:span>" size="<text:span text:style-name="T13">11</text:span>" color="<text:span text:style-name="T13">Red</text:span>"&gt; <text:span text:style-name="T12">TextoAfectado </text:span><text:span text:style-name="T14">&lt;/font&gt;</text:span></text:p>
      <text:p text:style-name="P20"><text:span text:style-name="T14"/></text:p>
      <text:p text:style-name="P29"><text:span text:style-name="T14">Poner link con fuentes y colores para ilustrar al alumno.</text:span></text:p>
      <text:p text:style-name="P29"><text:span text:style-name="T14"/></text:p>
      <text:p text:style-name="P29"><text:span text:style-name="T14"/></text:p>
      <text:p text:style-name="P29"><text:span text:style-name="T14"/></text:p>
      <text:p text:style-name="P21"><text:span text:style-name="T14"/></text:p>
      <text:p text:style-name="P21"><text:span text:style-name="T14"/></text:p>
      <text:p text:style-name="P22"><text:soft-page-break/><text:span text:style-name="T14"/></text:p>
      <text:p text:style-name="P22"><text:span text:style-name="T14">Ejercicio Lección 2: </text:span><text:span text:style-name="T17">(Poner imagen)</text:span></text:p>
      <text:p text:style-name="P22"><text:span text:style-name="T17">(pestaña Ejercicio 1)</text:span></text:p>
      <text:p text:style-name="P23"><text:span text:style-name="T17"/></text:p>
      <text:p text:style-name="P23"><text:span text:style-name="T17"/></text:p>
      <text:p text:style-name="P25"><text:span text:style-name="T14">Esta es mi primer ejercicio de HTML </text:span></text:p>
      <text:p text:style-name="P26"><text:span text:style-name="T14"/></text:p>
      <text:p text:style-name="P28"><text:span text:style-name="T14"/></text:p>
      <text:p text:style-name="P27"><text:span text:style-name="T14">Para comprobar mis conocimientos, voy a poner este texto en negrita.</text:span></text:p>
      <text:p text:style-name="P28"><text:span text:style-name="T14"/></text:p>
      <text:p text:style-name="P25"><text:span text:style-name="T14"/></text:p>
      <text:p text:style-name="P25"><text:span text:style-name="T14"/></text:p>
      <text:p text:style-name="P26"><text:span text:style-name="T14"/></text:p>
      <text:p text:style-name="P25"><text:span text:style-name="T14"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entury Gothic1" svg:font-family="'Century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39S</meta:editing-duration>
    <meta:editing-cycles>17</meta:editing-cycles>
    <meta:generator>LibreOffice/5.0.6.3$Linux_x86 LibreOffice_project/490fc03b25318460cfc54456516ea2519c11d1aa</meta:generator>
    <dc:date>2016-05-24T12:44:42.784147078</dc:date>
    <meta:document-statistic meta:table-count="1" meta:image-count="0" meta:object-count="0" meta:page-count="2" meta:paragraph-count="38" meta:word-count="240" meta:character-count="1585" meta:non-whitespace-character-count="1299"/>
    <meta:user-defined meta:name="Info 1"/>
    <meta:user-defined meta:name="Info 2"/>
    <meta:user-defined meta:name="Info 3"/>
    <meta:user-defined meta:name="Info 4"/>
  </office:meta>
</office:document-meta>
</file>